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116cm"/>
    </style:style>
    <style:style style:name="co2" style:family="table-column">
      <style:table-column-properties fo:break-before="auto" style:column-width="5.182cm"/>
    </style:style>
    <style:style style:name="co3" style:family="table-column">
      <style:table-column-properties fo:break-before="auto" style:column-width="11.9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6380" table:default-cell-style-name="Default"/>
        <table:table-row table:style-name="ro1"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iece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event : string</text:p>
            <text:p>site : Site</text:p>
            <text:p>date : datetime.date</text:p>
            <text:p>round : int = 1</text:p>
            <text:p>white : string</text:p>
            <text:p>black : string</text:p>
            <text:p>result : string</text:p>
            <text:p>FEN : string</text:p>
            <text:p>movetext : string</text:p>
            <text:p>board : Board</text:p>
          </table:table-cell>
          <table:table-cell office:value-type="string" calcext:value-type="string">
            <text:p>city : string</text:p>
            <text:p>region : string</text:p>
            <text:p>country : string</text:p>
          </table:table-cell>
          <table:table-cell office:value-type="string" calcext:value-type="string">
            <text:p>pieces : Piece []</text:p>
            <text:p>size : int [2]</text:p>
          </table:table-cell>
          <table:table-cell office:value-type="string" calcext:value-type="string">
            <text:p>colour : int</text:p>
            <text:p>majesty : boolean</text:p>
            <text:p>position : int [2]</text:p>
            <text:p>place : int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PDN ( )</text:p>
            <text:p>fromPDN ( pdn : string )</text:p>
            <text:p>possibleMoves ( white : boolean ) : string []</text:p>
            <text:p>move ( white : boolean , move : string )</text:p>
          </table:table-cell>
          <table:table-cell office:value-type="string" calcext:value-type="string">
            <text:p>toString ( )</text:p>
            <text:p>fromString ( siteString : string )</text:p>
          </table:table-cell>
          <table:table-cell office:value-type="string" calcext:value-type="string">
            <text:p>draw ( ctx : cairo.Context , width : float , height : float )</text:p>
          </table:table-cell>
          <table:table-cell office:value-type="string" calcext:value-type="string">
            <text:p>draw ( ctx : cairo.Context , x : float , y : float , width : float , height : float )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AU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number-style style:name="N10117" number:language="en" number:country="AU" loext:transliteration-spellout="title GBP" number:transliteration-language="en" number:transliteration-country="AU">
      <number:number number:decimal-places="0" number:min-decimal-places="0" number:min-integer-digits="1"/>
    </number:number-style>
    <number:number-style style:name="N10118" number:language="en" number:country="AU" loext:transliteration-spellout="title GBP" number:transliteration-language="en" number:transliteration-country="AU">
      <number:number number:decimal-places="2" number:min-decimal-places="2" number:min-integer-digits="1"/>
    </number:number-style>
    <number:number-style style:name="N10119" number:language="en" number:country="AU" loext:transliteration-spellout="upper GBP" number:transliteration-language="en" number:transliteration-country="AU">
      <number:number number:decimal-places="0" number:min-decimal-places="0" number:min-integer-digits="1"/>
    </number:number-style>
    <number:number-style style:name="N10120" number:language="en" number:country="AU" loext:transliteration-spellout="upper GBP" number:transliteration-language="en" number:transliteration-country="AU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2.1$Linux_X86_64 LibreOffice_project/50$Build-1</meta:generator>
    <dc:date>2023-03-30T09:49:58.077071067</dc:date>
    <meta:editing-duration>PT23H40M7S</meta:editing-duration>
    <meta:editing-cycles>8</meta:editing-cycles>
    <meta:document-statistic meta:table-count="1" meta:cell-count="12" meta:object-count="0"/>
  </office:meta>
</office:document-meta>
</file>